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9b50" officeooo:paragraph-rsid="000a9b50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a9b50" officeooo:paragraph-rsid="000a9b50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a9b50" officeooo:paragraph-rsid="000a9b5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b39e0" officeooo:paragraph-rsid="000b39e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b39e0" officeooo:paragraph-rsid="000e74a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1994a" officeooo:paragraph-rsid="0011994a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27765" officeooo:paragraph-rsid="00127765" style:font-size-asian="16pt" style:font-size-complex="16pt"/>
    </style:style>
    <style:style style:name="T1" style:family="text">
      <style:text-properties officeooo:rsid="00153de8"/>
    </style:style>
    <style:style style:name="T2" style:family="text">
      <style:text-properties officeooo:rsid="000b6384"/>
    </style:style>
    <style:style style:name="T3" style:family="text">
      <style:text-properties officeooo:rsid="0015f672"/>
    </style:style>
    <style:style style:name="T4" style:family="text">
      <style:text-properties officeooo:rsid="000d3a4f"/>
    </style:style>
    <style:style style:name="T5" style:family="text">
      <style:text-properties officeooo:rsid="00172b2a"/>
    </style:style>
    <style:style style:name="T6" style:family="text">
      <style:text-properties officeooo:rsid="00188289"/>
    </style:style>
    <style:style style:name="T7" style:family="text">
      <style:text-properties officeooo:rsid="001256fd"/>
    </style:style>
    <style:style style:name="T8" style:family="text">
      <style:text-properties officeooo:rsid="00127a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BEAU Mathieu</text:p>
      <text:p text:style-name="P1">WELSCH valentin </text:p>
      <text:p text:style-name="P1"/>
      <text:p text:style-name="P1"/>
      <text:p text:style-name="P1"/>
      <text:p text:style-name="P2">Destination Kyoto</text:p>
      <text:p text:style-name="P3"/>
      <text:p text:style-name="P3"/>
      <text:p text:style-name="P3"/>
      <text:p text:style-name="P4">Thème : site de voyage </text:p>
      <text:p text:style-name="P4"/>
      <text:p text:style-name="P4">Pour le sujet de notre site nous avons décidé de parler de Kyoto, un<text:span text:style-name="T1">e</text:span> ville japonaise.</text:p>
      <text:p text:style-name="P4"/>
      <text:p text:style-name="P5">Contenu du site : </text:p>
      <text:p text:style-name="P5">Nous avons plusieurs pages principales (e<text:span text:style-name="T2">x : </text:span>monuments et <text:span text:style-name="T3">lieux</text:span> incontournable, promenade, <text:span text:style-name="T3">histoire Kyoto</text:span><text:span text:style-name="T2">) qui possèdent des sous-pages (ex : golden pavillon ou encore koyomizu-dera). Chaque pages principales parle d’une activité en générale et chaque sous-pages parle </text:span><text:span text:style-name="T3">est un développement de cette activité</text:span><text:span text:style-name="T2">. </text:span><text:span text:style-name="T4">Nous avons également un</text:span><text:span text:style-name="T5">e</text:span><text:span text:style-name="T4"> carte </text:span><text:span text:style-name="T6">composé de</text:span><text:span text:style-name="T4"> liens pour plus d’immersion ; et </text:span><text:span text:style-name="T6">ainsi</text:span><text:span text:style-name="T4"> avoir une vu</text:span><text:span text:style-name="T6">e</text:span><text:span text:style-name="T4"> d’ensemble des parcours et des monuments. </text:span></text:p>
      <text:p text:style-name="P5"/>
      <text:p text:style-name="P6">Description css/html :</text:p>
      <text:p text:style-name="P6">Nous avons opté pour du blanc (couleur de pureté, énormément présente à Kyoto) avec un fond rosé faisant référence au sakura. <text:span text:style-name="T7">La page se divise en trois parties, le header (bannier et nom du site), la navigation entre les pages, et le contenu. Afin de décoré ces trois parties, nous avons fait 3 box avec des coins en cercle pour rendre le tout harmonieux et moins cubique avec un effet d’ombre qui permet de rajouter de la profondeur. </text:span></text:p>
      <text:p text:style-name="P7"/>
      <text:p text:style-name="P7">Pour ce qui concerne le HTML, on a fait au plus simple. Nous avons ajouté un tableau et une vidéo pour le pavillon d’or <text:span text:style-name="T8">à l’aide des balises &lt;table&gt; et &lt;video&gt;</text:span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15:00:17.594397970</meta:creation-date>
    <dc:date>2025-12-15T19:23:25.326823700</dc:date>
    <meta:editing-duration>PT40M25S</meta:editing-duration>
    <meta:editing-cycles>16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0" meta:word-count="209" meta:character-count="1239" meta:non-whitespace-character-count="1034"/>
  </office:meta>
</office:document-meta>
</file>